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750820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1pt" officeooo:paragraph-rsid="00179287" style:font-size-asian="11pt" style:font-size-complex="11pt"/>
    </style:style>
    <style:style style:name="P12" style:family="paragraph" style:parent-style-name="Text_20_body" style:list-style-name="L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 style:list-style-name="L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 style:list-style-name="L1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 style:list-style-name="L1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 style:list-style-name="L1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L1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 style:list-style-name="L1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list-style-name="L1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 style:list-style-name="L1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 style:list-style-name="L1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 style:list-style-name="L1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 style:list-style-name="L1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ext_20_body" style:list-style-name="L2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L2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6" style:family="paragraph" style:parent-style-name="Text_20_body" style:list-style-name="L2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 style:list-style-name="L2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text-properties fo:font-size="11pt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0. Bezdrátové síťové technologie</text:span> </text:p>
      <text:p text:style-name="P2"><text:span text:style-name="T1">Bezdrátové síťové technologie umožňují přenos dat mezi zařízeními bez použití fyzických kabelů, což je velmi praktické pro mobilitu a flexibilitu. Bezdrátové sítě se používají pro různorodé aplikace, jako jsou domácí a firemní sítě, mobilní telekomunikace, připojení k internetu a různá IoT (Internet of Things) zařízení. Následuje detailní přehled o elektromagnetických vlnách, spektru, různých bezdrátových technologiích, jako jsou Bluetooth a Wi-Fi, a přehled dalších bezdrátových technologií.</text:span> </text:p>
      <text:p text:style-name="P2"><draw:frame draw:style-name="fr1" draw:name="Obrázek1" text:anchor-type="as-char" svg:width="0.041cm" svg:height="0.041cm" draw:z-index="0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Elektromagnetická vlna a spektrum</text:span> </text:p>
      <text:p text:style-name="P3"><text:span text:style-name="T1">Elektromagnetická vlna</text:span> </text:p>
      <text:p text:style-name="P2"><text:span text:style-name="T1">Elektromagnetické vlny jsou oscilující elektrická a magnetická pole, která se šíří prostorem a přenášejí energii. V bezdrátových sítích se elektromagnetické vlny používají k přenosu dat. Jsou vyzařovány anténami a mohou cestovat vzduchem nebo jinými materiály, přičemž mohou mít různé frekvence a vlnové délky.</text:span> </text:p>
      <text:p text:style-name="P3"><text:span text:style-name="T1">Spektrum</text:span> </text:p>
      <text:p text:style-name="P2"><text:span text:style-name="T1">Spektrum elektromagnetických vln se dělí do různých pásem podle frekvence a vlnové délky. Pro bezdrátové komunikace jsou důležitá následující pásma:</text:span> </text:p>
      <text:list text:style-name="L1">
        <text:list-item>
          <text:p text:style-name="P4"><text:span text:style-name="T2">Nízké frekvence (30 Hz až 300 Hz)</text:span><text:span text:style-name="T1">: Používají se pro dlouhé vzdálenosti (např. AM rádio).</text:span> </text:p>
        </text:list-item>
      </text:list>
      <text:list text:style-name="L2">
        <text:list-item>
          <text:p text:style-name="P5"><text:span text:style-name="T2">VHF a UHF pásma (30 MHz až 3 GHz)</text:span><text:span text:style-name="T1">: Jsou používána pro široké aplikace, jako je televize, mobilní telefony a Wi-Fi.</text:span> </text:p>
        </text:list-item>
      </text:list>
      <text:list text:style-name="L3">
        <text:list-item>
          <text:p text:style-name="P6"><text:span text:style-name="T2">Mikrovlny (1 GHz až 300 GHz)</text:span><text:span text:style-name="T1">: Využívají se pro Wi-Fi, Bluetooth, satelitní komunikace a radarové systémy.</text:span> </text:p>
        </text:list-item>
      </text:list>
      <text:p text:style-name="P2"><text:span text:style-name="T1">Každé pásmo má své specifické využití a požadavky na přenosovou kapacitu, což ovlivňuje šířku pásma a rychlost přenosu dat.</text:span> </text:p>
      <text:p text:style-name="P2"><draw:frame draw:style-name="fr1" draw:name="Obrázek2" text:anchor-type="as-char" svg:width="0.041cm" svg:height="0.041cm" draw:z-index="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Datové přenosy a základní metody přenosu</text:span> </text:p>
      <text:p text:style-name="P2"><text:span text:style-name="T1">Bezdrátové přenosy dat mohou využívat různé metody přenosu, v závislosti na technologii, která je použita. Základní metody přenosu zahrnují:</text:span> </text:p>
      <text:list text:style-name="L4">
        <text:list-item>
          <text:p text:style-name="P7"><text:span text:style-name="T2">Frekvenční</text:span><text:span text:style-name="T1"> </text:span><text:span text:style-name="T2">modulace</text:span><text:span text:style-name="T1"> (</text:span><text:span text:style-name="T2">FM</text:span><text:span text:style-name="T1">): Používá se pro přenos informací pomocí změny frekvence nosné vlny.</text:span> </text:p>
        </text:list-item>
      </text:list>
      <text:list text:style-name="L5">
        <text:list-item>
          <text:p text:style-name="P8"><text:span text:style-name="T2">Amplitudová</text:span><text:span text:style-name="T1"> </text:span><text:span text:style-name="T2">modulace</text:span><text:span text:style-name="T1"> (</text:span><text:span text:style-name="T2">AM</text:span><text:span text:style-name="T1">): Mění amplitudu nosné vlny podle přenášených dat.</text:span> </text:p>
        </text:list-item>
      </text:list>
      <text:list text:style-name="L6">
        <text:list-item>
          <text:p text:style-name="P9"><text:span text:style-name="T2">Fázová</text:span><text:span text:style-name="T1"> </text:span><text:span text:style-name="T2">modulace</text:span><text:span text:style-name="T1"> (</text:span><text:span text:style-name="T2">PM</text:span><text:span text:style-name="T1">): Moduluje fázi nosné vlny k přenosu dat.</text:span> </text:p>
        </text:list-item>
      </text:list>
      <text:list text:style-name="L7">
        <text:list-item>
          <text:p text:style-name="P10"><text:span text:style-name="T2">Digitální</text:span><text:span text:style-name="T1"> </text:span><text:span text:style-name="T2">modulace</text:span><text:span text:style-name="T1">: Využívá techniky jako QAM (Quadrature Amplitude Modulation), které umožňují vyšší datové přenosové rychlosti při využívání různých amplitud a fází pro různé hodnoty dat.</text:span> </text:p>
        </text:list-item>
      </text:list>
      <text:p text:style-name="P2"><text:span text:style-name="T1">Pro efektivní přenos dat je také důležitá </text:span><text:span text:style-name="T2">kódování</text:span> <text:span text:style-name="T1">a </text:span><text:span text:style-name="T2">komprese</text:span><text:span text:style-name="T1">, která zajišťuje nižší chyby při přenosu a efektivní využití šířky pásma.</text:span> </text:p>
      <text:p text:style-name="P2"><draw:frame draw:style-name="fr1" draw:name="Obrázek3" text:anchor-type="as-char" svg:width="0.041cm" svg:height="0.041cm" draw:z-index="2"><draw:image xlink:href="Pictures/1000000100000001000000017508203B.png" xlink:type="simple" xlink:show="embed" xlink:actuate="onLoad" draw:mime-type="image/png"/><svg:title>Obrazec</svg:title></draw:frame> 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Bluetooth</text:span> </text:p>
      <text:p text:style-name="P2"><text:span text:style-name="T2">Účel</text:span> </text:p>
      <text:p text:style-name="P2"><text:span text:style-name="T1">Bluetooth je bezdrátová technologie, která je určena pro krátké vzdálenosti (obvykle do 100 metrů) a slouží k připojení zařízení jako jsou mobilní telefony, sluchátka, počítače, tiskárny a další zařízení v osobní oblasti (PAN - Personal Area Network).</text:span> </text:p>
      <text:p text:style-name="P2"><text:span text:style-name="T2">Parametry</text:span> </text:p>
      <text:list text:style-name="L8">
        <text:list-item>
          <text:p text:style-name="P12"><text:span text:style-name="T2">Frekvenční</text:span><text:span text:style-name="T1"> </text:span><text:span text:style-name="T2">pásmo</text:span><text:span text:style-name="T1">: Bluetooth funguje v pásmu 2.4 GHz, což je ISM (Industrial, Scientific, Medical) pásmo, které je volně k dispozici pro různé aplikace.</text:span> </text:p>
        </text:list-item>
      </text:list>
      <text:list text:style-name="L9">
        <text:list-item>
          <text:p text:style-name="P13"><text:span text:style-name="T2">Přenosová</text:span><text:span text:style-name="T1"> </text:span><text:span text:style-name="T2">rychlost</text:span><text:span text:style-name="T1">: Bluetooth může dosahovat přenosové rychlosti až 3 Mbps v nejnovějších verzích (např. Bluetooth 5).</text:span> </text:p>
        </text:list-item>
      </text:list>
      <text:list text:style-name="L10">
        <text:list-item>
          <text:p text:style-name="P14"><text:span text:style-name="T2">Rozsah</text:span><text:span text:style-name="T1">: Bluetooth je navrženo pro přenosy na vzdálenost od několika centimetrů až po 100 metrů v závislosti na verzi.</text:span> </text:p>
        </text:list-item>
      </text:list>
      <text:p text:style-name="P3"><text:span text:style-name="T1">Princip činnosti/modulační metody</text:span> </text:p>
      <text:p text:style-name="P2"><text:span text:style-name="T1">Bluetooth používá metodu </text:span><text:span text:style-name="T2">FHSS</text:span><text:span text:style-name="T1"> (</text:span><text:span text:style-name="T2">Frequency</text:span><text:span text:style-name="T1"> </text:span><text:span text:style-name="T2">Hopping</text:span><text:span text:style-name="T1"> </text:span><text:span text:style-name="T2">Spread</text:span><text:span text:style-name="T1"> </text:span><text:span text:style-name="T2">Spectrum</text:span><text:span text:style-name="T1">), která znamená, že data jsou přenášena na různých frekvencích, čímž se minimalizují rušení a zajišťuje bezpečnost přenosu. Komunikace probíhá v malých blocích dat, které se přenášejí mezi zařízeními ve formě paketů.</text:span> </text:p>
      <text:p text:style-name="P3"><text:span text:style-name="T1">Topologie sítě</text:span> </text:p>
      <text:p text:style-name="P2"><text:span text:style-name="T1">Bluetooth sítě využívají </text:span><text:span text:style-name="T2">piconet</text:span> <text:span text:style-name="T1">a </text:span><text:span text:style-name="T2">scatternet</text:span> <text:span text:style-name="T1">topologie:</text:span> </text:p>
      <text:list text:style-name="L11">
        <text:list-item>
          <text:p text:style-name="P15"><text:span text:style-name="T2">Piconet</text:span><text:span text:style-name="T1">: Síť skládající se z jednoho zařízení, které slouží jako master, a několika dalších slave zařízení.</text:span> </text:p>
        </text:list-item>
      </text:list>
      <text:list text:style-name="L12">
        <text:list-item>
          <text:p text:style-name="P16"><text:span text:style-name="T2">Scatternet</text:span><text:span text:style-name="T1">: Skupina více piconetů propojených mezi sebou, čímž je vytvořena složitější síť.</text:span> </text:p>
        </text:list-item>
      </text:list>
      <text:p text:style-name="P2"><draw:frame draw:style-name="fr1" draw:name="Obrázek4" text:anchor-type="as-char" svg:width="0.041cm" svg:height="0.041cm" draw:z-index="3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Wi-Fi</text:span> </text:p>
      <text:p text:style-name="P2"><text:span text:style-name="T2">Účel</text:span> </text:p>
      <text:p text:style-name="P2"><text:span text:style-name="T1">Wi-Fi je standard pro bezdrátové LAN (WLAN) a umožňuje připojení k síti Internet a mezi zařízeními bez potřeby kabelového připojení. Wi-Fi je široce využíváno v domácnostech, kancelářích a veřejných prostorech pro zajištění připojení k Internetu.</text:span> </text:p>
      <text:p text:style-name="P2"><text:span text:style-name="T2">Parametry</text:span> </text:p>
      <text:list text:style-name="L13">
        <text:list-item>
          <text:p text:style-name="P17"><text:span text:style-name="T2">Frekvenční</text:span><text:span text:style-name="T1"> </text:span><text:span text:style-name="T2">pásmo</text:span><text:span text:style-name="T1">: Wi-Fi využívá frekvenční pásma 2.4 GHz a 5 GHz. Novější verze Wi-Fi, jako Wi-Fi 6, může také využívat pásmo 6 GHz.</text:span> </text:p>
        </text:list-item>
      </text:list>
      <text:list text:style-name="L14">
        <text:list-item>
          <text:p text:style-name="P18"><text:span text:style-name="T2">Přenosová</text:span><text:span text:style-name="T1"> </text:span><text:span text:style-name="T2">rychlost</text:span><text:span text:style-name="T1">: Wi-Fi 6 umožňuje přenosy až 9.6 Gbps. Rychlost se liší podle verze Wi-Fi a šířky pásma.</text:span> </text:p>
        </text:list-item>
      </text:list>
      <text:list text:style-name="L15">
        <text:list-item>
          <text:p text:style-name="P19"><text:span text:style-name="T2">Rozsah</text:span><text:span text:style-name="T1">: Obvykle kolem 100 metrů pro pásmo 2.4 GHz, a kolem 50 metrů pro pásmo 5 GHz v otevřeném prostoru.</text:span> </text:p>
        </text:list-item>
      </text:list>
      <text:p text:style-name="P3"><text:span text:style-name="T1">Princip činnosti/modulační metody</text:span> </text:p>
      <text:p text:style-name="P2"><text:span text:style-name="T1">Wi-Fi používá </text:span><text:span text:style-name="T2">OFDM</text:span><text:span text:style-name="T1"> (</text:span><text:span text:style-name="T2">Orthogonal</text:span><text:span text:style-name="T1"> </text:span><text:span text:style-name="T2">Frequency</text:span><text:span text:style-name="T1"> </text:span><text:span text:style-name="T2">Division</text:span><text:span text:style-name="T1"> </text:span><text:span text:style-name="T2">Multiplexing</text:span><text:span text:style-name="T1">), což je metoda, která rozdělí signál na více nosných frekvencí, což zlepšuje přenosovou rychlost a robustnost proti rušení.</text:span> </text:p>
      <text:list text:style-name="L16">
        <text:list-item>
          <text:p text:style-name="P20"><text:span text:style-name="T2">802.11a/b/g/n/ac/ax</text:span><text:span text:style-name="T1">: Různé verze Wi-Fi standardů přinášejí vylepšení v oblasti rychlosti, kapacity a pokrytí.</text:span> </text:p>
        </text:list-item>
      </text:list>
      <text:list text:style-name="L17">
        <text:list-item>
          <text:p text:style-name="P21"><text:soft-page-break/><text:span text:style-name="T2">MIMO</text:span><text:span text:style-name="T1"> (</text:span><text:span text:style-name="T2">Multiple</text:span><text:span text:style-name="T1"> </text:span><text:span text:style-name="T2">Input</text:span><text:span text:style-name="T1"> </text:span><text:span text:style-name="T2">Multiple</text:span><text:span text:style-name="T1"> </text:span><text:span text:style-name="T2">Output</text:span><text:span text:style-name="T1">): Technika, která umožňuje současné využívání více antén pro zlepšení přenosové rychlosti a kapacity sítě.</text:span> </text:p>
        </text:list-item>
      </text:list>
      <text:p text:style-name="P3"><text:span text:style-name="T1">Topologie sítě</text:span> </text:p>
      <text:p text:style-name="P2"><text:span text:style-name="T1">Wi-Fi používá </text:span><text:span text:style-name="T2">hvězdicovou topologii</text:span><text:span text:style-name="T1">, kde zařízení (klienti) komunikují prostřednictvím přístupového bodu (AP - Access Point), který je připojen k routeru nebo jiné síťové infrastruktuře.</text:span> </text:p>
      <text:p text:style-name="P3"><text:span text:style-name="T1">Anténní systémy</text:span> </text:p>
      <text:p text:style-name="P2"><text:span text:style-name="T1">Wi-Fi systémy používají různé druhy antén:</text:span> </text:p>
      <text:list text:style-name="L18">
        <text:list-item>
          <text:p text:style-name="P22"><text:span text:style-name="T2">Omnidirekcionální</text:span><text:span text:style-name="T1"> </text:span><text:span text:style-name="T2">antény</text:span><text:span text:style-name="T1">: Vyzařují signál rovnoměrně ve všech směrech.</text:span> </text:p>
        </text:list-item>
      </text:list>
      <text:list text:style-name="L19">
        <text:list-item>
          <text:p text:style-name="P23"><text:span text:style-name="T2">Direkcionální</text:span><text:span text:style-name="T1"> </text:span><text:span text:style-name="T2">antény</text:span><text:span text:style-name="T1">: Soustředí signál do konkrétního směru, čímž zvyšují dosah a sílu signálu v určité oblasti.</text:span> </text:p>
        </text:list-item>
      </text:list>
      <text:p text:style-name="P2"><draw:frame draw:style-name="fr1" draw:name="Obrázek5" text:anchor-type="as-char" svg:width="0.041cm" svg:height="0.041cm" draw:z-index="4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řehled a užití jiných technologií</text:span> </text:p>
      <text:list text:style-name="L20">
        <text:list-item>
          <text:p text:style-name="P24"><text:span text:style-name="T2">ZigBee</text:span><text:span text:style-name="T1">: Je to bezdrátová komunikační technologie určená pro nízkou spotřebu energie a krátké vzdálenosti. Používá se hlavně v IoT zařízeních pro chytré domácnosti, senzory, a zařízení pro automatizaci.</text:span> </text:p>
        </text:list-item>
      </text:list>
      <text:list text:style-name="L21">
        <text:list-item>
          <text:p text:style-name="P25"><text:span text:style-name="T2">Z</text:span><text:span text:style-name="T1">-</text:span><text:span text:style-name="T2">Wave</text:span><text:span text:style-name="T1">: Podobně jako ZigBee, je Z-Wave určeno pro chytré domácnosti. Umožňuje nízkonákladovou a nízkovýkonovou komunikaci mezi zařízeními.</text:span> </text:p>
        </text:list-item>
      </text:list>
      <text:list text:style-name="L22">
        <text:list-item>
          <text:p text:style-name="P26"><text:span text:style-name="T2">NFC</text:span><text:span text:style-name="T1"> (</text:span><text:span text:style-name="T2">Near</text:span><text:span text:style-name="T1"> </text:span><text:span text:style-name="T2">Field</text:span><text:span text:style-name="T1"> </text:span><text:span text:style-name="T2">Communication</text:span><text:span text:style-name="T1">): Technologie umožňující bezdrátovou komunikaci na velmi krátkou vzdálenost (do 10 cm). Používá se například pro bezkontaktní platby, připojování k zařízení nebo v aplikacích pro označování.</text:span> </text:p>
        </text:list-item>
      </text:list>
      <text:list text:style-name="L23">
        <text:list-item>
          <text:p text:style-name="P27"><text:span text:style-name="T2">LoRa</text:span><text:span text:style-name="T1"> (</text:span><text:span text:style-name="T2">Long</text:span><text:span text:style-name="T1"> </text:span><text:span text:style-name="T2">Range</text:span><text:span text:style-name="T1">): Bezdrátová technologie určená pro velmi dlouhé vzdálenosti při nízké spotřebě energie, ideální pro aplikace v IoT, jako jsou senzory a monitorovací zařízení na rozsáhlých územích.</text:span> </text:p>
        </text:list-item>
      </text:list>
      <text:p text:style-name="P2"><draw:frame draw:style-name="fr1" draw:name="Obrázek6" text:anchor-type="as-char" svg:width="0.041cm" svg:height="0.041cm" draw:z-index="5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Závěr</text:span> </text:p>
      <text:p text:style-name="P2"><text:span text:style-name="T1">Bezdrátové síťové technologie jsou základem moderní komunikace. Bluetooth a Wi-Fi jsou dvě z nejběžněji používaných technologií pro osobní a podnikové sítě, zatímco další technologie jako ZigBee a LoRa rozšiřují možnosti v oblasti IoT. S rostoucí poptávkou po mobilních a bezdrátových aplikacích se tyto technologie neustále vyvíjejí, zvyšují rychlost, pokrytí a efektivitu přenosu dat.</text:span> 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5:43:13.032000000</meta:creation-date>
    <dc:date>2025-01-21T15:48:21.105000000</dc:date>
    <meta:editing-duration>PT5M8S</meta:editing-duration>
    <meta:editing-cycles>1</meta:editing-cycles>
    <meta:document-statistic meta:table-count="0" meta:image-count="6" meta:object-count="0" meta:page-count="3" meta:paragraph-count="61" meta:word-count="892" meta:character-count="6242" meta:non-whitespace-character-count="5367"/>
    <meta:generator>LibreOffice/24.8.4.2$Windows_X86_64 LibreOffice_project/bb3cfa12c7b1bf994ecc5649a80400d06cd71002</meta:generator>
  </office:meta>
</office:document-meta>
</file>